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800000008DC3A89A3716CF4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.644cm" fo:min-width="1.394cm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cm" fo:min-width="0.5cm" fo:padding-top="0.165cm" fo:padding-bottom="0.165cm" fo:padding-left="0.29cm" fo:padding-right="0.29cm"/>
    </style:style>
    <style:style style:name="gr4" style:family="graphic" style:parent-style-name="standard">
      <style:graphic-properties svg:stroke-width="0.106cm" svg:stroke-color="#000000" draw:marker-start-width="0.36cm" draw:marker-end-width="0.36cm" draw:textarea-vertical-align="middle" fo:padding-top="0.179cm" fo:padding-bottom="0.179cm" fo:padding-left="0.304cm" fo:padding-right="0.304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2cm" fo:min-width="0.42cm" fo:padding-top="0.165cm" fo:padding-bottom="0.165cm" fo:padding-left="0.29cm" fo:padding-right="0.29cm"/>
    </style:style>
    <style:style style:name="gr7" style:family="graphic" style:parent-style-name="standard">
      <style:graphic-properties svg:stroke-width="0.106cm" draw:marker-start-width="0.359cm" draw:marker-end-width="0.359cm" svg:stroke-opacity="96%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3465a4" draw:marker-start-width="0.359cm" draw:marker-end-width="0.359cm" svg:stroke-opacity="96%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3465a4" draw:marker-start-width="0.359cm" draw:marker-end-width="0.359cm" svg:stroke-opacity="96%" draw:textarea-horizontal-align="justify" draw:textarea-vertical-align="middle" draw:auto-grow-height="false" fo:min-height="0cm" fo:min-width="0.3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draw:marker-start-width="0.359cm" draw:marker-end-width="0.359cm" svg:stroke-opacity="96%" draw:textarea-horizontal-align="justify" draw:textarea-vertical-align="middle" draw:auto-grow-height="false" fo:min-height="0cm" fo:min-width="0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2.85cm" fo:min-width="0.5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646cm" fo:min-width="2.396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svg:stroke-opacity="96%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opacity="0%" draw:fill="bitmap" draw:fill-image-name="Empty" draw:opacity="0%" draw:textarea-horizontal-align="justify" draw:textarea-vertical-align="middle" draw:auto-grow-height="false" fo:min-height="0.35cm" fo:min-width="3.5cm"/>
    </style:style>
    <style:style style:name="gr18" style:family="graphic" style:parent-style-name="standard">
      <style:graphic-properties svg:stroke-opacity="0%" draw:fill="bitmap" draw:fill-image-name="Empty" draw:opacity="0%" draw:textarea-horizontal-align="justify" draw:textarea-vertical-align="middle" draw:auto-grow-height="false" fo:min-height="0.205cm" fo:min-width="3.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bitmap" draw:fill-image-name="Empty" draw:opacity="0%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bitmap" draw:fill-image-name="Empty" draw:opacity="0%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cm" svg:height="4cm" svg:x="12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2cm" svg:height="2cm" svg:x="2cm" svg:y="10.1cm">
          <text:p text:style-name="P2">Vs</text:p>
          <text:p text:style-name="P2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cm" svg:height="2.9cm" svg:x="6cm" svg:y="9.6cm">
          <text:p text:style-name="P3"><text:span text:style-name="T1">↓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line-skew="-1.099cm" svg:x1="3cm" svg:y1="10.1cm" svg:x2="7cm" svg:y2="9.6cm" draw:start-shape="id1" draw:start-glue-point="4" draw:end-shape="id2" draw:end-glue-point="4" svg:d="M3000 10100v-2140h4000v1640" svg:viewBox="0 0 4001 2141">
          <text:p/>
        </draw:connector>
        <draw:connector draw:style-name="gr4" draw:text-style-name="P2" draw:layer="layout" draw:line-skew="0.958cm" svg:x1="3cm" svg:y1="12.1cm" svg:x2="7cm" svg:y2="12.5cm" draw:start-shape="id1" draw:start-glue-point="8" draw:end-shape="id2" draw:end-glue-point="6" svg:d="M3000 12100v1900h4000v-1500" svg:viewBox="0 0 4001 1901">
          <text:p/>
        </draw:connector>
        <draw:connector draw:style-name="gr4" draw:text-style-name="P2" draw:layer="layout" svg:x1="7cm" svg:y1="14.8cm" svg:x2="7cm" svg:y2="12.5cm" draw:start-shape="id3" draw:start-glue-point="0" draw:end-shape="id2" draw:end-glue-point="6" svg:d="M7000 14800v-2300" svg:viewBox="0 0 1 2301">
          <text:p/>
        </draw:connector>
        <draw:line draw:style-name="gr5" draw:text-style-name="P4" xml:id="id3" draw:id="id3" draw:layer="layout" svg:x1="6.8cm" svg:y1="14.8cm" svg:x2="7.2cm" svg:y2="14.8cm">
          <text:p/>
        </draw:line>
        <draw:line draw:style-name="gr5" draw:text-style-name="P4" draw:layer="layout" svg:x1="6.7cm" svg:y1="14.6cm" svg:x2="7.3cm" svg:y2="14.6cm">
          <text:p/>
        </draw:line>
        <draw:line draw:style-name="gr5" draw:text-style-name="P4" draw:layer="layout" svg:x1="6.6cm" svg:y1="14.4cm" svg:x2="7.4cm" svg:y2="14.4cm">
          <text:p/>
        </draw:line>
        <draw:custom-shape draw:style-name="gr6" draw:text-style-name="P3" xml:id="id4" draw:id="id4" draw:layer="layout" svg:width="2cm" svg:height="2.9cm" svg:x="9cm" svg:y="9.6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1cm" svg:height="1cm" draw:transform="rotate (0.785398163397448) translate (14.3cm 10.993cm)">
          <text:p text:style-name="P2">D3</text:p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cm" svg:height="1cm" draw:transform="rotate (0.785398163397448) translate (12.286cm 10.993cm)">
          <text:p text:style-name="P2">D4</text:p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cm" svg:height="1cm" draw:transform="rotate (0.785398163397448) translate (14.4cm 9.007cm)">
          <text:p text:style-name="P2">D2</text:p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cm" svg:height="1cm" draw:transform="rotate (0.785398163397448) translate (12.286cm 8.993cm)">
          <text:p text:style-name="P2">D1</text:p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1cm" svg:height="0.005cm" draw:transform="rotate (0.785398163397448) translate (12.988cm 8.99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cm" svg:height="0.005cm" draw:transform="rotate (0.785398163397448) translate (15.102cm 9.697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cm" svg:height="0.005cm" draw:transform="rotate (0.785398163397448) translate (14.988cm 10.99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cm" svg:height="0.015cm" draw:transform="rotate (0.785398163397448) translate (12.996cm 11.703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10cm" svg:y1="9.6cm" svg:x2="14cm" svg:y2="8cm" draw:start-shape="id4" draw:start-glue-point="4" draw:end-shape="id5" draw:end-glue-point="4" svg:d="M10000 9600v-2153h4000v553" svg:viewBox="0 0 4001 2154">
          <text:p/>
        </draw:connector>
        <draw:connector draw:style-name="gr4" draw:text-style-name="P2" draw:layer="layout" draw:line-skew="0.958cm" svg:x1="10cm" svg:y1="12.5cm" svg:x2="14cm" svg:y2="12cm" draw:start-shape="id4" draw:start-glue-point="6" draw:end-shape="id5" draw:end-glue-point="6" svg:d="M10000 12500v1500h4000v-2000" svg:viewBox="0 0 4001 2001">
          <text:p/>
        </draw:connector>
        <draw:custom-shape draw:style-name="gr11" draw:text-style-name="P2" xml:id="id7" draw:id="id7" draw:layer="layout" svg:width="1cm" svg:height="3.1cm" svg:x="17cm" svg:y="10.9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3cm" svg:height="1cm" svg:x="21.1cm" svg:y="9.5cm">
          <text:p text:style-name="P2">R1</text:p>
          <draw:enhanced-geometry svg:viewBox="0 0 21600 21600" draw:mirror-vertical="false" draw:type="rectangle" draw:enhanced-path="M 0 0 L 21600 0 21600 21600 0 21600 0 0 Z N"/>
        </draw:custom-shape>
        <draw:connector draw:style-name="gr4" draw:text-style-name="P2" draw:layer="layout" svg:x1="16cm" svg:y1="10cm" svg:x2="21.1cm" svg:y2="10cm" draw:start-shape="id5" draw:start-glue-point="7" draw:end-shape="id6" draw:end-glue-point="3" svg:d="M16000 10000h5100" svg:viewBox="0 0 5101 1">
          <text:p/>
        </draw:connector>
        <draw:connector draw:style-name="gr4" draw:text-style-name="P2" draw:layer="layout" svg:x1="16cm" svg:y1="10cm" svg:x2="17.5cm" svg:y2="10.9cm" draw:start-shape="id5" draw:start-glue-point="7" draw:end-shape="id7" draw:end-glue-point="0" svg:d="M16000 10000h1500v900" svg:viewBox="0 0 1501 901">
          <text:p/>
        </draw:connector>
        <draw:line draw:style-name="gr13" draw:text-style-name="P4" xml:id="id8" draw:id="id8" draw:layer="layout" svg:x1="19cm" svg:y1="12cm" svg:x2="21cm" svg:y2="12cm">
          <text:p text:style-name="P2"/>
        </draw:line>
        <draw:line draw:style-name="gr5" draw:text-style-name="P4" xml:id="id9" draw:id="id9" draw:layer="layout" svg:x1="19cm" svg:y1="12.5cm" svg:x2="21cm" svg:y2="12.5cm">
          <text:p/>
        </draw:line>
        <draw:connector draw:style-name="gr4" draw:text-style-name="P2" draw:layer="layout" draw:line-skew="2.499cm" svg:x1="16cm" svg:y1="10cm" svg:x2="20cm" svg:y2="12cm" draw:start-shape="id5" draw:start-glue-point="7" draw:end-shape="id8" draw:end-glue-point="0" svg:d="M16000 10000h4000v2000" svg:viewBox="0 0 4001 2001">
          <text:p/>
        </draw:connector>
        <draw:connector draw:style-name="gr4" draw:text-style-name="P2" xml:id="id11" draw:id="id11" draw:layer="layout" draw:line-skew="4.757cm" svg:x1="12.038cm" svg:y1="15.082cm" svg:x2="20cm" svg:y2="12.5cm" draw:end-shape="id9" draw:end-glue-point="0" svg:d="M12038 15082h7962v-2582" svg:viewBox="0 0 7963 2583">
          <text:p/>
        </draw:connector>
        <draw:ellipse draw:style-name="gr14" draw:text-style-name="P2" xml:id="id10" draw:id="id10" draw:layer="layout" svg:width="0.9cm" svg:height="0.8cm" svg:x="11.547cm" svg:y="13.5cm" draw:kind="arc" draw:start-angle="270.43" draw:end-angle="84.79">
          <text:p/>
        </draw:ellipse>
        <draw:connector draw:style-name="gr4" draw:text-style-name="P2" draw:layer="layout" draw:line-skew="0.553cm" svg:x1="12cm" svg:y1="10cm" svg:x2="12cm" svg:y2="13.502cm" draw:start-shape="id5" draw:start-glue-point="5" draw:end-shape="id10" draw:end-glue-point="0" svg:d="M12000 10000v3502" svg:viewBox="0 0 1 3503">
          <text:p/>
        </draw:connector>
        <draw:connector draw:style-name="gr4" draw:text-style-name="P2" draw:layer="layout" draw:line-skew="0.553cm" svg:x1="12.038cm" svg:y1="15.082cm" svg:x2="12cm" svg:y2="14.3cm" draw:start-shape="id11" draw:start-glue-point="2" draw:end-shape="id10" draw:end-glue-point="2" svg:d="M12038 15082h-38v-782" svg:viewBox="0 0 39 783">
          <text:p/>
        </draw:connector>
        <draw:connector draw:style-name="gr4" draw:text-style-name="P2" draw:layer="layout" draw:line-skew="-0.535cm" svg:x1="12.038cm" svg:y1="15.082cm" svg:x2="17.5cm" svg:y2="14cm" draw:start-shape="id11" draw:start-glue-point="2" draw:end-shape="id7" draw:end-glue-point="2" svg:d="M12038 15082v18h5462v-1100" svg:viewBox="0 0 5463 1101">
          <text:p/>
        </draw:connector>
        <draw:custom-shape draw:style-name="gr15" draw:text-style-name="P2" xml:id="id12" draw:id="id12" draw:layer="layout" svg:width="1cm" svg:height="1cm" svg:x="25.5cm" svg:y="11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1cm" svg:height="1cm" svg:x="25.5cm" svg:y="13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cm" svg:height="0.001cm" svg:x="25.5cm" svg:y="11.998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13" draw:id="id13" draw:layer="layout" svg:width="1cm" svg:height="0.001cm" svg:x="25.5cm" svg:y="13.998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24.1cm" svg:y1="10cm" svg:x2="26.001cm" svg:y2="11cm" draw:start-shape="id6" draw:start-glue-point="1" draw:end-shape="id12" draw:end-glue-point="7" svg:d="M24100 10000h1901v1000" svg:viewBox="0 0 1902 1001">
          <text:p/>
        </draw:connector>
        <draw:connector draw:style-name="gr4" draw:text-style-name="P2" draw:layer="layout" draw:line-skew="-0.535cm" svg:x1="12.038cm" svg:y1="15.082cm" svg:x2="26.001cm" svg:y2="14cm" draw:start-shape="id11" draw:start-glue-point="2" draw:end-shape="id13" draw:end-glue-point="4" svg:d="M12038 15082v18h13963v-1100" svg:viewBox="0 0 13964 1101">
          <text:p/>
        </draw:connector>
        <draw:connector draw:style-name="gr4" draw:text-style-name="P2" draw:layer="layout" draw:line-skew="1.661cm" svg:x1="24.1cm" svg:y1="10cm" svg:x2="28.024cm" svg:y2="11.047cm" draw:start-shape="id6" draw:start-glue-point="1" svg:d="M24100 10000h3900v1047h24" svg:viewBox="0 0 3925 1048">
          <text:p/>
        </draw:connector>
        <draw:connector draw:style-name="gr4" draw:text-style-name="P2" draw:layer="layout" draw:line-skew="-0.535cm" svg:x1="12.038cm" svg:y1="15.082cm" svg:x2="28.002cm" svg:y2="13.979cm" draw:start-shape="id11" draw:start-glue-point="2" svg:d="M12038 15082v18h15964v-1121" svg:viewBox="0 0 15965 1122">
          <text:p/>
        </draw:connector>
        <draw:line draw:style-name="gr5" draw:text-style-name="P4" xml:id="id14" draw:id="id14" draw:layer="layout" svg:x1="11.8cm" svg:y1="16cm" svg:x2="12.2cm" svg:y2="16cm">
          <text:p/>
        </draw:line>
        <draw:line draw:style-name="gr5" draw:text-style-name="P4" draw:layer="layout" svg:x1="11.7cm" svg:y1="15.8cm" svg:x2="12.3cm" svg:y2="15.8cm">
          <text:p/>
        </draw:line>
        <draw:line draw:style-name="gr5" draw:text-style-name="P4" draw:layer="layout" svg:x1="11.6cm" svg:y1="15.6cm" svg:x2="12.4cm" svg:y2="15.6cm">
          <text:p/>
        </draw:line>
        <draw:connector draw:style-name="gr4" draw:text-style-name="P2" draw:layer="layout" draw:line-skew="0.753cm" svg:x1="12cm" svg:y1="16cm" svg:x2="12.038cm" svg:y2="15.082cm" draw:start-shape="id14" draw:start-glue-point="0" draw:end-shape="id11" draw:end-glue-point="2" svg:d="M12000 16000v-918h38" svg:viewBox="0 0 39 919">
          <text:p/>
        </draw:connector>
        <draw:custom-shape draw:style-name="gr16" draw:text-style-name="P5" draw:layer="layout" svg:width="0.3cm" svg:height="0.3cm" svg:x="27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3cm" svg:height="0.3cm" svg:x="27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cm" svg:height="0.6cm" svg:x="2.4cm" svg:y="12.1cm">
          <text:p text:style-name="P2"><text:span text:style-name="T2">230 V / 50 Hz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5.8cm" svg:y="12.1cm">
          <text:p text:style-name="P7"><text:span text:style-name="T3">V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7.9cm" svg:y="9cm">
          <text:p text:style-name="P7"><text:span text:style-name="T3">VR = V1/n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cm" svg:height="0.455cm" svg:x="19.4cm" svg:y="12cm">
          <text:p text:style-name="P7"><text:span text:style-name="T3">C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cm" svg:height="0.455cm" svg:x="24cm" svg:y="12.2cm">
          <text:p text:style-name="P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cm" svg:height="0.455cm" svg:x="25.9cm" svg:y="12.145cm">
          <text:p text:style-name="P7"><text:span text:style-name="T3">Vout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cm" svg:height="0.455cm" svg:x="25.9cm" svg:y="12.145cm">
          <text:p text:style-name="P7"><text:span text:style-name="T3">Vout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cm" svg:height="0.455cm" svg:x="21.8cm" svg:y="12.2cm">
          <text:p text:style-name="P7"><text:span text:style-name="T3">20 diodes</text:span></text:p>
          <text:p text:style-name="P7"><text:span text:style-name="T3">In serie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4.8cm" svg:y="7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8cm" svg:y="6.7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4.6cm" svg:y="13.4cm">
          <text:p text:style-name="P7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8cm" svg:y="14.2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24cm" svg:y="9.4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0.6cm" svg:x="14.2cm" svg:y="9.4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DC3A89A3716CF4E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7T02:19:57.348712480</meta:creation-date>
    <dc:date>2021-05-07T02:53:57.899756727</dc:date>
    <meta:editing-duration>PT23M28S</meta:editing-duration>
    <meta:editing-cycles>4</meta:editing-cycles>
    <meta:generator>LibreOffice/5.1.6.2$Linux_x86 LibreOffice_project/10m0$Build-2</meta:generator>
    <meta:document-statistic meta:object-count="60"/>
  </office:meta>
</office:document-meta>
</file>